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9E000000C6534F508C449BE78A.png" manifest:media-type="image/png"/>
  <manifest:file-entry manifest:full-path="Pictures/10000001000000C7000000C78C76FE1FB5F46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Table1" style:family="table">
      <style:table-properties style:width="16.028cm" fo:margin-left="0.002cm" fo:margin-top="0cm" fo:margin-bottom="0cm" table:align="left" style:writing-mode="page"/>
    </style:style>
    <style:style style:name="Table1.A" style:family="table-column">
      <style:table-column-properties style:column-width="4.69cm"/>
    </style:style>
    <style:style style:name="Table1.B" style:family="table-column">
      <style:table-column-properties style:column-width="11.338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6.879cm" fo:margin-left="-0.191cm" fo:margin-top="0cm" fo:margin-bottom="0cm" table:align="left" style:may-break-between-rows="false" style:writing-mode="lr-tb"/>
    </style:style>
    <style:style style:name="Table2.A" style:family="table-column">
      <style:table-column-properties style:column-width="8.438cm"/>
    </style:style>
    <style:style style:name="Table2.B" style:family="table-column">
      <style:table-column-properties style:column-width="8.44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7.286cm" fo:margin-left="-0.191cm" fo:margin-top="0cm" fo:margin-bottom="0cm" table:align="left" style:may-break-between-rows="false" style:writing-mode="lr-tb"/>
    </style:style>
    <style:style style:name="Table3.A" style:family="table-column">
      <style:table-column-properties style:column-width="17.286cm"/>
    </style:style>
    <style:style style:name="Table3.1" style:family="table-row">
      <style:table-row-properties style:min-row-height="2.074cm" fo:keep-together="always"/>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6.745cm" fo:margin-left="-0.191cm" fo:margin-top="0cm" fo:margin-bottom="0cm" table:align="left" style:writing-mode="lr-tb"/>
    </style:style>
    <style:style style:name="Table4.A" style:family="table-column">
      <style:table-column-properties style:column-width="5.189cm"/>
    </style:style>
    <style:style style:name="Table4.B" style:family="table-column">
      <style:table-column-properties style:column-width="6.502cm"/>
    </style:style>
    <style:style style:name="Table4.C" style:family="table-column">
      <style:table-column-properties style:column-width="5.054cm"/>
    </style:style>
    <style:style style:name="Table4.1" style:family="table-row">
      <style:table-row-properties fo:keep-together="always"/>
    </style:style>
    <style:style style:name="Table4.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4.A2" style:family="table-cell">
      <style:table-cell-properties style:vertical-align="middle"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5" style:family="table-row">
      <style:table-row-properties style:min-row-height="0.446cm" fo:keep-together="always"/>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4.A7" style:family="table-cell">
      <style:table-cell-properties fo:padding-left="0.191cm" fo:padding-right="0.191cm" fo:padding-top="0cm" fo:padding-bottom="0cm" fo:border="0.5pt solid #000000" style:writing-mode="lr-tb"/>
    </style:style>
    <style:style style:name="Table4.B7" style:family="table-cell">
      <style:table-cell-properties fo:padding-left="0.191cm" fo:padding-right="0.191cm" fo:padding-top="0cm" fo:padding-bottom="0cm" fo:border="0.5pt solid #000000" style:writing-mode="lr-tb"/>
    </style:style>
    <style:style style:name="Table4.C7" style:family="table-cell">
      <style:table-cell-properties fo:padding-left="0.191cm" fo:padding-right="0.191cm" fo:padding-top="0cm" fo:padding-bottom="0cm" fo:border="0.5pt solid #000000" style:writing-mode="lr-tb"/>
    </style:style>
    <style:style style:name="Table5" style:family="table">
      <style:table-properties style:width="16.879cm" fo:margin-left="-0.191cm" fo:margin-top="0cm" fo:margin-bottom="0cm" table:align="left" style:may-break-between-rows="false" style:writing-mode="lr-tb"/>
    </style:style>
    <style:style style:name="Table5.A" style:family="table-column">
      <style:table-column-properties style:column-width="8.438cm"/>
    </style:style>
    <style:style style:name="Table5.B" style:family="table-column">
      <style:table-column-properties style:column-width="8.44cm"/>
    </style:style>
    <style:style style:name="Table5.1" style:family="table-row">
      <style:table-row-properties fo:keep-together="always"/>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7.286cm" fo:margin-left="-0.191cm" fo:margin-top="0cm" fo:margin-bottom="0cm" table:align="left" style:may-break-between-rows="false" style:writing-mode="lr-tb"/>
    </style:style>
    <style:style style:name="Table6.A" style:family="table-column">
      <style:table-column-properties style:column-width="17.286cm"/>
    </style:style>
    <style:style style:name="Table6.1" style:family="table-row">
      <style:table-row-properties style:min-row-height="2.074cm" fo:keep-together="always"/>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4.748cm" fo:margin-top="0cm" fo:margin-bottom="0cm" table:align="center" style:writing-mode="page"/>
    </style:style>
    <style:style style:name="Table7.A" style:family="table-column">
      <style:table-column-properties style:column-width="14.748cm"/>
    </style:style>
    <style:style style:name="Table7.1" style:family="table-row">
      <style:table-row-properties fo:keep-together="auto"/>
    </style:style>
    <style:style style:name="Table7.A1" style:family="table-cell">
      <style:table-cell-properties fo:background-color="transparent" fo:padding-left="0.123cm" fo:padding-right="0.123cm" fo:padding-top="0cm" fo:padding-bottom="0cm" fo:border-left="none" fo:border-right="none" fo:border-top="none" fo:border-bottom="0.5pt solid #000000">
        <style:background-image/>
      </style:table-cell-properties>
    </style:style>
    <style:style style:name="Table7.A2" style:family="table-cell">
      <style:table-cell-properties fo:background-color="transparent" fo:padding-left="0.123cm" fo:padding-right="0.123cm" fo:padding-top="0cm" fo:padding-bottom="0cm" fo:border="0.5pt solid #000000">
        <style:background-image/>
      </style:table-cell-properties>
    </style:style>
    <style:style style:name="P1"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2" style:family="paragraph" style:parent-style-name="ICLR_20_-_20_Tabela">
      <style:paragraph-properties fo:margin-top="0cm" fo:margin-bottom="0.282cm" style:contextual-spacing="false" fo:text-align="center" style:justify-single-word="false" fo:orphans="0" fo:widows="0"/>
      <style:text-properties fo:language="pt" fo:country="BR" style:letter-kerning="false" style:language-asian="pt" style:country-asian="BR" style:language-complex="ar" style:country-complex="SA"/>
    </style:style>
    <style:style style:name="P3" style:family="paragraph" style:parent-style-name="caption">
      <style:paragraph-properties fo:margin-top="0cm" fo:margin-bottom="0.282cm" style:contextual-spacing="true" fo:orphans="0" fo:widows="0"/>
      <style:text-properties fo:language="pt" fo:country="BR" style:letter-kerning="false" style:language-asian="pt" style:country-asian="BR" style:font-name-complex="Times New Roman1" style:language-complex="ar" style:country-complex="SA"/>
    </style:style>
    <style:style style:name="P4" style:family="paragraph" style:parent-style-name="Standard">
      <style:paragraph-properties fo:margin-left="0cm" fo:margin-right="0cm" fo:margin-top="0cm" fo:margin-bottom="0.282cm" style:contextual-spacing="false" fo:text-align="center" style:justify-single-word="false" fo:orphans="0" fo:widows="0" fo:text-indent="0cm" style:auto-text-indent="false"/>
      <style:text-properties fo:language="pt" fo:country="BR" style:letter-kerning="false" style:language-asian="pt" style:country-asian="BR" style:font-name-complex="Times New Roman1" style:language-complex="ar" style:country-complex="SA"/>
    </style:style>
    <style:style style:name="P5"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P6"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style>
    <style:style style:name="P7"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style>
    <style:style style:name="P8"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P9" style:family="paragraph" style:parent-style-name="Footnote">
      <style:paragraph-properties fo:margin-top="0cm" fo:margin-bottom="0cm" style:contextual-spacing="false"/>
    </style:style>
    <style:style style:name="P10" style:family="paragraph" style:parent-style-name="Standard">
      <style:paragraph-properties fo:margin-top="0cm" fo:margin-bottom="0cm" style:contextual-spacing="false"/>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margin-top="0cm" fo:margin-bottom="0cm" style:contextual-spacing="false" fo:text-indent="0cm" style:auto-text-indent="false"/>
    </style:style>
    <style:style style:name="P14" style:family="paragraph" style:parent-style-name="Standard">
      <style:paragraph-properties fo:margin-left="0cm" fo:margin-right="0cm" fo:margin-top="0.635cm" fo:margin-bottom="0cm" style:contextual-spacing="false" fo:text-indent="1.24cm" style:auto-text-indent="false"/>
    </style:style>
    <style:style style:name="P15" style:family="paragraph" style:parent-style-name="Standard">
      <style:paragraph-properties fo:margin-left="0cm" fo:margin-right="0cm" fo:margin-top="0cm" fo:margin-bottom="0cm" style:contextual-spacing="false" fo:text-indent="1.24cm" style:auto-text-indent="false"/>
    </style:style>
    <style:style style:name="P16" style:family="paragraph" style:parent-style-name="Tabela_20_2">
      <style:paragraph-properties fo:margin-top="0cm" fo:margin-bottom="0cm" style:contextual-spacing="false" fo:orphans="0" fo:widows="0"/>
    </style:style>
    <style:style style:name="P17" style:family="paragraph" style:parent-style-name="caption">
      <style:paragraph-properties fo:orphans="0" fo:widows="0"/>
    </style:style>
    <style:style style:name="P18" style:family="paragraph" style:parent-style-name="caption">
      <style:paragraph-properties fo:keep-with-next="always"/>
    </style:style>
    <style:style style:name="P19" style:family="paragraph" style:parent-style-name="caption">
      <style:paragraph-properties fo:margin-top="0cm" fo:margin-bottom="0.282cm" style:contextual-spacing="true" fo:orphans="0" fo:widows="0"/>
      <style:text-properties fo:language="pt" fo:country="BR" style:letter-kerning="false" style:language-asian="pt" style:country-asian="BR" style:font-name-complex="Times New Roman1" style:language-complex="ar" style:country-complex="SA"/>
    </style:style>
    <style:style style:name="P20" style:family="paragraph" style:parent-style-name="ICLR_20_-_20_Tabela">
      <style:paragraph-properties fo:margin-top="0cm" fo:margin-bottom="0.282cm" style:contextual-spacing="false" fo:text-align="center" style:justify-single-word="false" fo:orphans="0" fo:widows="0"/>
      <style:text-properties fo:language="pt" fo:country="BR" style:letter-kerning="false" style:language-asian="pt" style:country-asian="BR" style:language-complex="ar" style:country-complex="SA"/>
    </style:style>
    <style:style style:name="P21"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P22"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23"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font-name-complex="Tahoma1" style:font-size-complex="10pt" style:language-complex="ar" style:country-complex="SA" style:font-weight-complex="bold"/>
    </style:style>
    <style:style style:name="P24"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P25" style:family="paragraph" style:parent-style-name="Standard" style:master-page-name="Standard">
      <style:paragraph-properties fo:text-align="center" style:justify-single-word="false" style:page-number="1"/>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cm" fo:margin-right="0cm" fo:text-align="center" style:justify-single-word="false" fo:text-indent="0cm" style:auto-text-indent="false"/>
    </style:style>
    <style:style style:name="P28"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style>
    <style:style style:name="P29"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style>
    <style:style style:name="P30"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style>
    <style:style style:name="P31"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officeooo:paragraph-rsid="00150d65"/>
    </style:style>
    <style:style style:name="P32"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officeooo:paragraph-rsid="00150d65"/>
    </style:style>
    <style:style style:name="P33" style:family="paragraph" style:parent-style-name="Standard">
      <style:paragraph-properties fo:margin-left="0cm" fo:margin-right="0cm" fo:margin-top="0cm" fo:margin-bottom="0.282cm" style:contextual-spacing="false" fo:text-align="center" style:justify-single-word="false" fo:orphans="0" fo:widows="0" fo:text-indent="0cm" style:auto-text-indent="false"/>
      <style:text-properties fo:language="pt" fo:country="BR" style:letter-kerning="false" style:language-asian="pt" style:country-asian="BR" style:font-name-complex="Times New Roman1" style:language-complex="ar" style:country-complex="SA"/>
    </style:style>
    <style:style style:name="P34" style:family="paragraph" style:parent-style-name="Standard">
      <style:text-properties fo:language="en" fo:country="US"/>
    </style:style>
    <style:style style:name="P35" style:family="paragraph" style:parent-style-name="Standard">
      <style:paragraph-properties fo:margin-left="0cm" fo:margin-right="0cm" fo:text-align="center" style:justify-single-word="false" fo:orphans="0" fo:widows="0" fo:text-indent="0cm" style:auto-text-indent="false"/>
      <style:text-properties style:font-name="Calibri Light" style:font-name-complex="Calibri Light1"/>
    </style:style>
    <style:style style:name="P36" style:family="paragraph" style:parent-style-name="Standard">
      <style:paragraph-properties fo:text-align="end" style:justify-single-word="false"/>
    </style:style>
    <style:style style:name="P37" style:family="paragraph" style:parent-style-name="Tabela_20_2">
      <style:paragraph-properties fo:margin-top="0cm" fo:margin-bottom="0cm" style:contextual-spacing="false" fo:orphans="0" fo:widows="0"/>
    </style:style>
    <style:style style:name="T1" style:family="text">
      <style:text-properties fo:font-size="10pt" style:font-size-asian="10pt" style:font-name-complex="Arial1" style:font-size-complex="10pt"/>
    </style:style>
    <style:style style:name="T2" style:family="text">
      <style:text-properties fo:font-size="14pt" style:font-size-asian="14pt" style:font-size-complex="14pt"/>
    </style:style>
    <style:style style:name="T3" style:family="text">
      <style:text-properties fo:color="#0000ff" loext:opacity="100%"/>
    </style:style>
    <style:style style:name="T4" style:family="text">
      <style:text-properties fo:language="zh" fo:country="CN" style:font-name-asian="Times New Roman1" style:language-asian="zh" style:country-asian="CN"/>
    </style:style>
    <style:style style:name="T5" style:family="text">
      <style:text-properties fo:font-size="22pt" style:font-size-asian="22pt" style:font-size-complex="22pt"/>
    </style:style>
    <style:style style:name="T6" style:family="text">
      <style:text-properties style:font-name-asian="Times New Roman1" style:font-name-complex="Verdana1" style:font-size-complex="10pt"/>
    </style:style>
    <style:style style:name="T7" style:family="text">
      <style:text-properties fo:font-weight="bold" style:font-weight-asian="bold" style:font-weight-complex="bold"/>
    </style:style>
    <style:style style:name="T8" style:family="text">
      <style:text-properties fo:color="#000000" loext:opacity="100%" style:font-name-asian="Times New Roman1" style:font-name-complex="Gadugi1" style:font-size-complex="10pt"/>
    </style:style>
    <style:style style:name="T9" style:family="text">
      <style:text-properties fo:language="en" fo:country="US"/>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normal"/>
    </style:style>
    <style:style style:name="T13" style:family="text">
      <style:text-properties style:font-name="Calibri Light" style:font-name-complex="Calibri Light1"/>
    </style:style>
    <style:style style:name="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to"/>
        <text:sequence-decl text:display-outline-level="0" text:name="Tabela"/>
        <text:sequence-decl text:display-outline-level="0" text:name="Quadro"/>
      </text:sequence-decls>
      <text:p text:style-name="P25" loext:marker-style-name="T5"><text:span text:style-name="T5">LAUDO DE PERÍCIA CRIMINAL</text:span><text:span text:style-name="T5"/></text:p>
      <text:p text:style-name="P26" loext:marker-style-name="T2"><text:span text:style-name="T2">TRANSCRIÇÃO DE DADOS</text:span><text:span text:style-name="T2"/></text:p>
      <text:p text:style-name="P12"/>
      <table:table table:name="Table1" table:style-name="Table1">
        <table:table-column table:style-name="Table1.A"/>
        <table:table-column table:style-name="Table1.B"/>
        <table:table-row table:style-name="Table1.1">
          <table:table-cell table:style-name="Table1.A1" office:value-type="string">
            <text:p text:style-name="P6" loext:marker-style-name="T6"><text:span text:style-name="T6">Procedimento:</text:span><text:span text:style-name="T6"/></text:p>
          </table:table-cell>
          <table:table-cell table:style-name="Table1.A1" office:value-type="string">
            <text:p text:style-name="P29" loext:marker-style-name="T6">{{ procedimento }}</text:p>
          </table:table-cell>
        </table:table-row>
        <table:table-row table:style-name="Table1.1">
          <table:table-cell table:style-name="Table1.A1" office:value-type="string">
            <text:p text:style-name="P6"><text:span text:style-name="T6">Requisitante:</text:span></text:p>
          </table:table-cell>
          <table:table-cell table:style-name="Table1.A1" office:value-type="string">
            <text:p text:style-name="P31"><text:span text:style-name="T7">{{ requisitante }}</text:span></text:p>
          </table:table-cell>
        </table:table-row>
        <table:table-row table:style-name="Table1.1">
          <table:table-cell table:style-name="Table1.A1" office:value-type="string">
            <text:p text:style-name="P6" loext:marker-style-name="T6"><text:span text:style-name="T6">Pessoa(s) Envolvida(s):</text:span><text:span text:style-name="T6"/></text:p>
          </table:table-cell>
          <table:table-cell table:style-name="Table1.A1" office:value-type="string">
            <text:p text:style-name="P32" loext:marker-style-name="T6"><text:text-input text:description="">{% for pessoa in pessoas_envolvidas %}_envolvidas %}</text:text-input></text:p>
            <text:p text:style-name="P32" loext:marker-style-name="T6"><text:span text:style-name="T6">{{ pessoa }}</text:span></text:p>
            <text:p text:style-name="P32" loext:marker-style-name="T6"><text:span text:style-name="T6"><text:text-input text:description="">{% endfor %}</text:text-input></text:span></text:p>
          </table:table-cell>
        </table:table-row>
        <table:table-row table:style-name="Table1.1">
          <table:table-cell table:style-name="Table1.A1" office:value-type="string">
            <text:p text:style-name="P6" loext:marker-style-name="T6">Unidade Pericial:<text:span text:style-name="T6"/></text:p>
          </table:table-cell>
          <table:table-cell table:style-name="Table1.A1" office:value-type="string">
            <text:p text:style-name="P6" loext:marker-style-name="T8">Laboratório de Informática Forense<text:span text:style-name="T8"/></text:p>
          </table:table-cell>
        </table:table-row>
        <table:table-row table:style-name="Table1.1">
          <table:table-cell table:style-name="Table1.A1" office:value-type="string">
            <text:p text:style-name="P16">{%p if <text:s/>len(relatores) &gt; 1 <text:s/>%}</text:p>
            <text:p text:style-name="P16">Peritos Criminais</text:p>
            <text:p text:style-name="P16">{%p else %}</text:p>
            <text:p text:style-name="P16">Perito Criminal</text:p>
            <text:p text:style-name="P7">{%p endif %}</text:p>
          </table:table-cell>
          <table:table-cell table:style-name="Table1.A1" office:value-type="string">
            <text:p text:style-name="P16" loext:marker-style-name="T9"><text:span text:style-name="T9">{%p for perito in peritos %}</text:span></text:p>
            <text:p text:style-name="P16">{{ perito }}</text:p>
            <text:p text:style-name="P7" loext:marker-style-name="T8">{%p endfor %}<text:span text:style-name="T8"/></text:p>
          </table:table-cell>
        </table:table-row>
        <table:table-row table:style-name="Table1.1">
          <table:table-cell table:style-name="Table1.A1" office:value-type="string">
            <text:p text:style-name="P6">Início do Exame:</text:p>
          </table:table-cell>
          <table:table-cell table:style-name="Table1.A1" office:value-type="string">
            <text:p text:style-name="P6">{{ inicio_exame|data_simples }}</text:p>
          </table:table-cell>
        </table:table-row>
      </table:table>
      <text:p text:style-name="P13"/>
      <text:p text:style-name="Standard">{{p subdoc_html(‘historico_objetivos.html’)}}</text:p>
      <text:p text:style-name="Standard">{%p if incluir_fotos_iniciais %}</text:p>
      <text:p text:style-name="Standard" loext:marker-style-name="T9"><text:span text:style-name="T9">{%p for row in to_table(pics, 2) %}</text:span></text:p>
      <text:p text:style-name="Standard">{%p if row|length == 2 %}</text:p>
      <table:table table:name="Table2" table:style-name="Table2">
        <table:table-column table:style-name="Table2.A"/>
        <table:table-column table:style-name="Table2.B"/>
        <table:table-row table:style-name="Table2.1">
          <table:table-cell table:style-name="Table2.A1" office:value-type="string">
            <text:p text:style-name="P3">Foto <text:sequence text:ref-name="refFoto0" text:name="Foto" text:formula="ooow:Foto+1" style:num-format="1">1</text:sequence><text:s/>– Material apresentado</text:p>
            <text:p text:style-name="P4">{{ image(row.0.path, 80) }}</text:p>
          </table:table-cell>
          <table:table-cell table:style-name="Table2.A1" office:value-type="string">
            <text:p text:style-name="P3" loext:marker-style-name="T9"><text:span text:style-name="T9">Foto </text:span><text:sequence text:ref-name="refFoto1" text:name="Foto" text:formula="ooow:Foto+1" style:num-format="1">2</text:sequence><text:span text:style-name="T9"><text:s/></text:span>–<text:span text:style-name="T9"> Material apresentado</text:span></text:p>
            <text:p text:style-name="P4" loext:marker-style-name="T9"><text:span text:style-name="T9">{{ image(row.1.path, 80) }}</text:span><text:span text:style-name="T9"/></text:p>
          </table:table-cell>
        </table:table-row>
      </table:table>
      <text:p text:style-name="Standard">{%p else %}</text:p>
      <table:table table:name="Table3" table:style-name="Table3">
        <table:table-column table:style-name="Table3.A"/>
        <table:table-row table:style-name="Table3.1">
          <table:table-cell table:style-name="Table3.A1" office:value-type="string">
            <text:p text:style-name="P3">Foto <text:sequence text:ref-name="refFoto2" text:name="Foto" text:formula="ooow:Foto+1" style:num-format="1">3</text:sequence><text:s/>– Material apresentado</text:p>
            <text:p text:style-name="P4">{{ image(row.0.path, 80) }}</text:p>
          </table:table-cell>
        </table:table-row>
      </table:table>
      <text:p text:style-name="Standard" loext:marker-style-name="T10"><text:soft-page-break/>{%p endif %}<text:span text:style-name="T10"/></text:p>
      <text:p text:style-name="Standard">{%p endfor %}</text:p>
      <text:p text:style-name="Standard">{%p endif %}</text:p>
      <text:p text:style-name="Standard" loext:marker-style-name="T9"><text:span text:style-name="T9">{%p for obj in objects %}</text:span></text:p>
      <text:h text:style-name="Heading_20_2" text:outline-level="2">{{ obj.name }}</text:h>
      <text:p text:style-name="Standard">Trata-se de um aparelho de telefonia celular conforme tabela e fotos a seguir.</text:p>
      <table:table table:name="Table4" table:style-name="Table4">
        <table:table-column table:style-name="Table4.A"/>
        <table:table-column table:style-name="Table4.B"/>
        <table:table-column table:style-name="Table4.C"/>
        <table:table-header-rows>
          <table:table-row table:style-name="Table4.1">
            <table:table-cell table:style-name="Table4.A1" table:number-columns-spanned="3" office:value-type="string">
              <text:p text:style-name="P3">Tabela <text:sequence text:ref-name="refTabela0" text:name="Tabela" text:formula="ooow:Tabela+1" style:num-format="1">1</text:sequence><text:s/>– Especificações técnicas</text:p>
            </table:table-cell>
            <table:covered-table-cell/>
            <table:covered-table-cell/>
          </table:table-row>
          <table:table-row table:style-name="Table4.1">
            <table:table-cell table:style-name="Table4.A2" office:value-type="string">
              <text:p text:style-name="P2" loext:marker-style-name="T7"><text:span text:style-name="T7">Tipo de informação</text:span><text:span text:style-name="T7"/></text:p>
            </table:table-cell>
            <table:table-cell table:style-name="Table4.A2" office:value-type="string">
              <text:p text:style-name="P2" loext:marker-style-name="T7"><text:span text:style-name="T7">Valor</text:span><text:span text:style-name="T7"/></text:p>
            </table:table-cell>
            <table:table-cell table:style-name="Table4.A2" office:value-type="string">
              <text:p text:style-name="P2" loext:marker-style-name="T7"><text:span text:style-name="T7">Fonte da informação</text:span><text:span text:style-name="T7"/></text:p>
            </table:table-cell>
          </table:table-row>
        </table:table-header-rows>
        <table:table-row table:style-name="Table4.1">
          <table:table-cell table:style-name="Table4.A3" office:value-type="string">
            <text:p text:style-name="P2" loext:marker-style-name="T7"><text:span text:style-name="T7">Marca</text:span><text:span text:style-name="T7"/></text:p>
          </table:table-cell>
          <table:table-cell table:style-name="Table4.B3" office:value-type="string">
            <text:p text:style-name="P2"/>
          </table:table-cell>
          <table:table-cell table:style-name="Table4.C3" office:value-type="string">
            <text:p text:style-name="P2">Inscrições de identificação</text:p>
          </table:table-cell>
        </table:table-row>
        <table:table-row table:style-name="Table4.1">
          <table:table-cell table:style-name="Table4.A4" office:value-type="string">
            <text:p text:style-name="P2" loext:marker-style-name="T7"><text:span text:style-name="T7">Modelo</text:span><text:span text:style-name="T7"/></text:p>
          </table:table-cell>
          <table:table-cell table:style-name="Table4.B4" office:value-type="string">
            <text:p text:style-name="P2"/>
          </table:table-cell>
          <table:table-cell table:style-name="Table4.C4" office:value-type="string">
            <text:p text:style-name="P2">Inscrições de identificação</text:p>
          </table:table-cell>
        </table:table-row>
        <table:table-row table:style-name="Table4.5">
          <table:table-cell table:style-name="Table4.A5" office:value-type="string">
            <text:p text:style-name="P2" loext:marker-style-name="T7"><text:span text:style-name="T7">IMEI</text:span><text:span text:style-name="T7"/></text:p>
          </table:table-cell>
          <table:table-cell table:style-name="Table4.B5" office:value-type="string">
            <text:p text:style-name="P2"/>
          </table:table-cell>
          <table:table-cell table:style-name="Table4.C5" office:value-type="string">
            <text:p text:style-name="P2">Inscrições de identificação</text:p>
          </table:table-cell>
        </table:table-row>
        <table:table-row table:style-name="Table4.5">
          <table:table-cell table:style-name="Table4.A6" office:value-type="string">
            <text:p text:style-name="P2" loext:marker-style-name="T7"><text:span text:style-name="T7">Chip SIM</text:span><text:span text:style-name="T7"/></text:p>
          </table:table-cell>
          <table:table-cell table:style-name="Table4.B6" office:value-type="string">
            <text:p text:style-name="P2">Operadora:</text:p>
            <text:p text:style-name="P2">ICCID:</text:p>
          </table:table-cell>
          <table:table-cell table:style-name="Table4.C6" office:value-type="string">
            <text:p text:style-name="P2">Inscrições de identificação</text:p>
          </table:table-cell>
        </table:table-row>
        <table:table-row table:style-name="Table4.5">
          <table:table-cell table:style-name="Table4.A7" office:value-type="string">
            <text:p text:style-name="P2" loext:marker-style-name="T7"><text:span text:style-name="T7">Cartão de memória</text:span><text:span text:style-name="T7"/></text:p>
          </table:table-cell>
          <table:table-cell table:style-name="Table4.B7" office:value-type="string">
            <text:p text:style-name="P2">Marca:</text:p>
            <text:p text:style-name="P2">Capacidade:</text:p>
          </table:table-cell>
          <table:table-cell table:style-name="Table4.C7" office:value-type="string">
            <text:p text:style-name="P2">Inscrições de identificação</text:p>
          </table:table-cell>
        </table:table-row>
      </table:table>
      <text:p text:style-name="P34" loext:marker-style-name="T9"/>
      <text:p text:style-name="Standard" loext:marker-style-name="T9"><text:span text:style-name="T9">{%p for row in to_table(obj.pics, 2) %}</text:span></text:p>
      <text:p text:style-name="Standard">{%p if row|length == 2 %}</text:p>
      <table:table table:name="Table5" table:style-name="Table5">
        <table:table-column table:style-name="Table5.A"/>
        <table:table-column table:style-name="Table5.B"/>
        <table:table-row table:style-name="Table5.1">
          <table:table-cell table:style-name="Table5.A1" office:value-type="string">
            <text:p text:style-name="P3">Foto <text:sequence text:ref-name="refFoto3" text:name="Foto" text:formula="ooow:Foto+1" style:num-format="1">4</text:sequence><text:s/>– {{ obj.name }}</text:p>
            <text:p text:style-name="P4">{{ image(row.0.path, 80) }}</text:p>
          </table:table-cell>
          <table:table-cell table:style-name="Table5.A1" office:value-type="string">
            <text:p text:style-name="P3">Foto <text:sequence text:ref-name="refFoto4" text:name="Foto" text:formula="ooow:Foto+1" style:num-format="1">5</text:sequence><text:s/>– {{ obj.name }}</text:p>
            <text:p text:style-name="P4">{{ image(row.1.path, 80) }}</text:p>
          </table:table-cell>
        </table:table-row>
      </table:table>
      <text:p text:style-name="Standard">{%p else %}</text:p>
      <table:table table:name="Table6" table:style-name="Table6">
        <table:table-column table:style-name="Table6.A"/>
        <table:table-row table:style-name="Table6.1">
          <table:table-cell table:style-name="Table6.A1" office:value-type="string">
            <text:p text:style-name="P3">Foto <text:sequence text:ref-name="refFoto5" text:name="Foto" text:formula="ooow:Foto+1" style:num-format="1">6</text:sequence><text:s/>– {{ obj.name }}</text:p>
            <text:p text:style-name="P4">{{ image(row.0.path, 80) }}</text:p>
          </table:table-cell>
        </table:table-row>
      </table:table>
      <text:p text:style-name="Standard" loext:marker-style-name="T10">{%p endif %}<text:span text:style-name="T10"/></text:p>
      <text:p text:style-name="Standard">{%p endfor %}</text:p>
      <text:p text:style-name="Standard">{%p endfor %}</text:p>
      <text:h text:style-name="Heading_20_1" text:outline-level="1"><text:soft-page-break/>EXAMES</text:h>
      <text:p text:style-name="P10">Para a realização dos exames, foram utilizados os seguintes equipamentos e softwares:</text:p>
      <text:p text:style-name="P10">• UFED 4 PC 7.65.0.247: solução proprietária com capacidade para extrair e decodificar a maioria dos dados de dispositivos eletrônicos e aplicações;</text:p>
      <text:p text:style-name="P10">• UFED Physical Analyzer versão 7.62.0.59: Aplicação utilizada para analisar o conteúdo da(s) extração(ões).</text:p>
      <text:p text:style-name="P10">• IPED versão 4.1.2: Indexador e Processador de Evidências Digitais. <text:span text:style-name="T11">Software</text:span> destinado ao processamento e indexação dos dados extraídos do(s) objeto(s) examinado(s).</text:p>
      <text:p text:style-name="Standard" loext:marker-style-name="T9"><text:span text:style-name="T9">{%p for obj in objects %}</text:span></text:p>
      <text:h text:style-name="Heading_20_2" text:outline-level="2">{{ obj.name }}</text:h>
      <text:p text:style-name="Standard">{%p endfor %}</text:p>
      <text:h text:style-name="Heading_20_1" text:outline-level="1">CONSIDERAÇÕES FINAIS </text:h>
      <text:p text:style-name="Standard">{%p if n_midias != 0 %}</text:p>
      <text:p text:style-name="P10">{% if n_midias == 1 %}Os dados relacionados a esta perícia foram transcritos para 1 (uma) mídia ótica que acompanha o laudo.{% elif n_midias &gt; 1 %}Os dados relacionados a esta perícia foram transcritos para {{ n_midias }} ({{ n_midias|numero_extenso_fem }}) mídias óticas que acompanham o laudo.{% else %}Os dados relacionados a esta perícia foram transcritos para o HDD de número de série XX fornecido pelo requisitante dentro de um diretório de nome XX.{% endif %}</text:p>
      <text:p text:style-name="P10">Cabe ressaltar que, devido ao grande volume de dados extraídos, não foi mantida nenhuma cópia das imagens forenses geradas, de modo que se um novo exame for necessário, os objetos deverão ser reenviados a este laboratório.</text:p>
      <text:p text:style-name="Standard">Foi calculado o resumo criptográfico (<text:span text:style-name="T11">hash</text:span><text:span text:style-name="T11"><text:note text:id="ftn1" text:note-class="footnote"><text:note-citation>1</text:note-citation><text:note-body><text:p text:style-name="P9"><text:s/>Hash: Sequência de bits gerada por um algoritmo de dispersão, que permite representar uma grande quantidade de dados em uma pequena sequência de caracteres, de modo a identificar um arquivo ou informação unicamente.</text:p></text:note-body></text:note></text:span><text:span text:style-name="T11">)</text:span> dos arquivos essenciais à cadeia de custódia utilizando-se o algoritmo SHA-512<text:note text:id="ftn2" text:note-class="footnote"><text:note-citation>2</text:note-citation><text:note-body><text:p text:style-name="Footnote"><text:s/>SHA-512 (Secure Hash Algorithm) é um algoritmo de hash de 512 bits unidirecional desenvolvido pela National Security Agency (NSA).</text:p></text:note-body></text:note>. A lista de tais resumos foi registrada no arquivo de nome “hash.txt” que foi gravado dentro do mesmo diretório, cujo <text:span text:style-name="T11">hash</text:span> segue no quadro a seguir.</text:p>
      <text:p text:style-name="P18"><text:soft-page-break/></text:p>
      <table:table table:name="Table7" table:style-name="Table7">
        <table:table-column table:style-name="Table7.A"/>
        <table:table-header-rows>
          <table:table-row table:style-name="Table7.1">
            <table:table-cell table:style-name="Table7.A1" office:value-type="string">
              <text:p text:style-name="P17">Quadro <text:sequence text:ref-name="refQuadro0" text:name="Quadro" text:formula="ooow:Quadro+1" style:num-format="1">1</text:sequence><text:s/>– Código <text:span text:style-name="T12">hash</text:span> do arquivo hash.txt</text:p>
            </table:table-cell>
          </table:table-row>
        </table:table-header-rows>
        <table:table-row table:style-name="Table7.1">
          <table:table-cell table:style-name="Table7.A2" office:value-type="string">
            <text:p text:style-name="P35" loext:marker-style-name="T13"/>
          </table:table-cell>
        </table:table-row>
      </table:table>
      <text:p text:style-name="P14">{%p endif %}</text:p>
      <text:p text:style-name="P15">{% if n_objetos &gt; 1 %}Após a conclusão dos exames periciais, os objetos periciados foram acondicionados em embalagem de evidência atada com lacre de número {{ lacre_saida|xxx }} e entregues ao setor administrativo da Seção de Informática Forense para que fossem encaminhados a {{ requisitante }}.{% else %}Após a conclusão dos exames periciais, o objeto periciado foi acondicionado em embalagem de evidência atada com lacre de número {{ lacre_saida|xxx }} e entregue ao setor administrativo da Seção de Informática Forense para que fosse encaminhado a {{ requisitante }}.{% endif %}</text:p>
      <text:p text:style-name="Standard">É o que se tem a relatar.</text:p>
      <text:p text:style-name="P36" loext:marker-style-name="T9"><text:s/><text:span text:style-name="T9">Goiânia, xxx. </text:span><text:span text:style-name="T9"/></text:p>
      <text:p text:style-name="P26" loext:marker-style-name="T9"><text:span text:style-name="T9">{%p for relator in relatores <text:s/>%}</text:span></text:p>
      <text:p text:style-name="P11" loext:marker-style-name="T9"><text:span text:style-name="T9">{{ relator }}</text:span><text:span text:style-name="T9"/></text:p>
      <text:p text:style-name="P11" loext:marker-style-name="T9"><text:span text:style-name="T9">Perito Relator</text:span><text:span text:style-name="T9"/></text:p>
      <text:p text:style-name="P11" loext:marker-style-name="T9"><text:span text:style-name="T9">{% endfor %}</text:span><text:span text:style-name="T9"/></text:p>
      <text:p text:style-name="P11" loext:marker-style-name="T9"><text:span text:style-name="T9">{%p if revisor %}</text:span></text:p>
      <text:p text:style-name="P11">{{ revisor }}</text:p>
      <text:p text:style-name="P11">Perito Revisor</text:p>
      <text:p text:style-name="P11">{%p endif %}</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25%" fo:text-align="justify" style:justify-single-word="false" fo:orphans="0" fo:widows="0" fo:text-indent="1.245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har" style:default-outline-level="1"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Título_20_2_20_Char" style:default-outline-level="2" style:class="text">
      <style:paragraph-properties fo:margin-top="0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har" style:default-outline-level="3" style:class="text">
      <style:paragraph-properties fo:margin-left="0cm" fo:margin-right="0cm" fo:orphans="2" fo:widows="2" fo:text-indent="0cm" style:auto-text-indent="false" fo:keep-with-next="always"/>
      <style:text-properties style:font-name-asian="Times New Roman1" style:font-family-asian="'Times New Roman'" style:font-family-generic-asian="system" style:font-pitch-asian="variable" style:font-size-complex="10pt"/>
    </style:style>
    <style:style style:name="Heading_20_4" style:display-name="Heading 4" style:family="paragraph" style:parent-style-name="Standard" style:next-style-name="Standard" loext:linked-style-name="Título_20_4_20_Char" style:default-outline-level="4"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Heading_20_3" style:next-style-name="Standard" loext:linked-style-name="Título_20_5_20_Char" style:default-outline-level="5" style:class="text">
      <style:paragraph-properties fo:text-align="start" style:justify-single-word="false"/>
      <style:text-properties style:font-style-complex="italic"/>
    </style:style>
    <style:style style:name="Heading_20_6" style:display-name="Heading 6" style:family="paragraph" style:parent-style-name="Standard" style:next-style-name="Standard" loext:linked-style-name="Título_20_6_20_Char" style:default-outline-level="6"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Título_20_7_20_Char" style:default-outline-level="7" style:class="text">
      <style:paragraph-properties fo:margin-top="0.423cm" fo:margin-bottom="0.106cm" style:contextual-spacing="false"/>
      <style:text-properties style:font-name="Calibri" fo:font-family="Calibri" style:font-family-generic="roman" style:font-pitch="variable" style:font-name-asian="Times New Roman1" style:font-family-asian="'Times New Roman'" style:font-family-generic-asian="system" style:font-pitch-asian="variable"/>
    </style:style>
    <style:style style:name="Heading_20_8" style:display-name="Heading 8" style:family="paragraph" style:parent-style-name="Standard" style:next-style-name="Standard" loext:linked-style-name="Título_20_8_20_Char" style:default-outline-level="8" style:class="text">
      <style:paragraph-properties fo:margin-top="0.423cm" fo:margin-bottom="0.106cm" style: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9" style:display-name="Heading 9" style:family="paragraph" style:parent-style-name="Standard" style:next-style-name="Standard" loext:linked-style-name="Título_20_9_20_Char" style:default-outline-level="9" style:class="text">
      <style:paragraph-properties fo:margin-top="0.423cm" fo:margin-bottom="0.106cm" style:contextual-spacing="false"/>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Title" style:family="paragraph" style:parent-style-name="Standard" style:next-style-name="Standard" loext:linked-style-name="Título_20_Char"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Subtítulo_20_Char" style:class="chapter">
      <style:paragraph-properties fo:margin-top="0.353cm" fo:margin-bottom="0.353cm" style:contextual-spacing="false"/>
    </style:style>
    <style:style style:name="Quote" style:family="paragraph" style:parent-style-name="Standard" style:next-style-name="Standard" loext:linked-style-name="Citação_20_Char">
      <style:paragraph-properties fo:margin-left="1.27cm" fo:margin-right="1.27cm" fo:text-indent="1.245cm" style:auto-text-indent="false"/>
      <style:text-properties fo:font-style="italic" style:font-style-asian="italic"/>
    </style:style>
    <style:style style:name="Intense_20_Quote" style:display-name="Intense Quote" style:family="paragraph" style:parent-style-name="Standard" style:next-style-name="Standard" loext:linked-style-name="Citação_20_Intensa_20_Char">
      <loext:graphic-properties draw:fill="solid" draw:fill-color="#f2f2f2"/>
      <style:paragraph-properties fo:margin-left="1.27cm" fo:margin-right="1.27cm" fo:text-indent="1.245cm" style:auto-text-indent="false" fo:background-color="#f2f2f2" fo:padding-left="0.353cm" fo:padding-right="0.353cm" fo:padding-top="0.176cm" fo:padding-bottom="0.176cm" fo:border="0.51pt solid #ffffff" style:shadow="none"/>
      <style:text-properties fo:font-style="italic" style:font-style-asian="italic"/>
    </style:style>
    <style:style style:name="Endnote" style:family="paragraph" style:parent-style-name="Standard" loext:linked-style-name="Texto_20_de_20_nota_20_de_20_fim_20_Char"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annotation_20_text" style:display-name="annotation text" style:family="paragraph" style:parent-style-name="Standard" loext:linked-style-name="Texto_20_de_20_comentário_20_Char">
      <style:paragraph-properties fo:line-height="100%"/>
      <style:text-properties fo:font-size="10pt" style:font-size-asian="10pt" style:font-size-complex="10pt"/>
    </style:style>
    <style:style style:name="Body_20_Text_20_Indent_20_2" style:display-name="Body Text Indent 2" style:family="paragraph" style:parent-style-name="Standard" loext:linked-style-name="Recuo_20_de_20_corpo_20_de_20_texto_20_2_20_Char">
      <style:paragraph-properties fo:margin-left="0.499cm" fo:margin-right="0cm" fo:margin-top="0cm" fo:margin-bottom="0.212cm" style:contextual-spacing="false" fo:line-height="200%" fo:orphans="2" fo:widows="2" fo:text-indent="1.245cm" style:auto-text-indent="false"/>
      <style:text-properties style:font-name="Times New Roman" fo:font-family="'Times New Roman'" style:font-family-generic="roman" style:font-pitch="variable" fo:language="zh" fo:country="CN" style:font-name-asian="Times New Roman1" style:font-family-asian="'Times New Roman'" style:font-family-generic-asian="system" style:font-pitch-asian="variable" style:language-asian="ar" style:country-asian="SA"/>
    </style:style>
    <style:style style:name="HTML_20_Preformatted" style:display-name="HTML Preformatted" style:family="paragraph" style:parent-style-name="Standard" loext:linked-style-name="Pré-formatação_20_HTML_20_Char">
      <style:paragraph-properties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next-style-name="Standard">
      <style:paragraph-properties fo:margin-left="0cm" fo:margin-right="0cm" fo:margin-top="0cm" fo:margin-bottom="0.282cm" style:contextual-spacing="true" fo:line-height="100%" fo:text-align="center" style:justify-single-word="false" fo:text-indent="0cm" style:auto-text-indent="false"/>
      <style:text-properties fo:font-size="10pt" style:font-size-asian="10pt" style:font-size-complex="9pt" style:font-style-complex="italic"/>
    </style:style>
    <style:style style:name="Balloon_20_Text" style:display-name="Balloon Text" style:family="paragraph" style:parent-style-name="Standard" loext:linked-style-name="Texto_20_de_20_balão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ICLR_20_-_20_Normal" loext:linked-style-name="Texto_20_de_20_nota_20_de_20_rodapé_20_Char" style:class="extra">
      <style:paragraph-properties fo:margin-left="0cm" fo:margin-right="0cm" fo:line-height="100%" fo:text-indent="0cm" style:auto-text-indent="false"/>
      <style:text-properties fo:font-size="9pt" style:font-name-asian="Calibri1" style:font-family-asian="Calibri" style:font-family-generic-asian="system" style:font-pitch-asian="variable" style:font-size-asian="9pt" style:language-asian="en" style:country-asian="US" style:font-size-complex="10pt"/>
    </style:style>
    <style:style style:name="ICLR_20_-_20_Normal" style:display-name="ICLR - Normal" style:family="paragraph">
      <style:paragraph-properties fo:margin-left="0cm" fo:margin-right="0cm" fo:margin-top="0cm" fo:margin-bottom="0.282cm" style:contextual-spacing="false" fo:line-height="125%" fo:text-align="justify" style:justify-single-word="false" fo:orphans="2" fo:widows="2" fo:text-indent="2.501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name-complex="Arial1" style:font-family-complex="Arial" style:font-family-generic-complex="system" style:font-pitch-complex="variable" style:font-size-complex="12pt"/>
    </style:style>
    <style:style style:name="ICLR_20_-_20_Capa_20_20" style:display-name="ICLR - Capa 20" style:family="paragraph" style:parent-style-name="ICLR_20_-_20_Normal">
      <style:paragraph-properties fo:margin-left="0cm" fo:margin-right="0cm" fo:margin-top="0cm" fo:margin-bottom="0.212cm" style:contextual-spacing="false" fo:line-height="100%" fo:text-align="center" style:justify-single-word="false" fo:text-indent="0cm" style:auto-text-indent="false"/>
      <style:text-properties fo:font-size="20pt" fo:font-weight="bold" style:font-name-asian="Times New Roman1" style:font-family-asian="'Times New Roman'" style:font-family-generic-asian="system" style:font-pitch-asian="variable" style:font-size-asian="20pt" style:font-weight-asian="bold" style:font-size-complex="10pt" style:font-weight-complex="bold"/>
    </style:style>
    <style:style style:name="ICLR_20_-_20_Capa_20_24" style:display-name="ICLR - Capa 24" style:family="paragraph" style:parent-style-name="ICLR_20_-_20_Capa_20_20">
      <style:text-properties fo:font-size="24pt" style:font-size-asian="24pt" style:font-weight-complex="normal"/>
    </style:style>
    <style:style style:name="ICLR_20_-_20_Capa_20_16" style:display-name="ICLR - Capa 16" style:family="paragraph" style:parent-style-name="ICLR_20_-_20_Capa_20_20">
      <style:paragraph-properties fo:text-align="end" style:justify-single-word="false"/>
      <style:text-properties fo:font-size="16pt" fo:font-weight="normal" style:font-size-asian="16pt" style:font-weight-asian="normal"/>
    </style:style>
    <style:style style:name="ICLR_20_-_20_Capa_20_14" style:display-name="ICLR - Capa 14" style:family="paragraph" style:parent-style-name="ICLR_20_-_20_Capa_20_20">
      <style:paragraph-properties fo:text-align="end" style:justify-single-word="false"/>
      <style:text-properties fo:font-size="14pt" fo:font-weight="normal" style:font-size-asian="14pt" style:font-weight-asian="normal"/>
    </style:style>
    <style:style style:name="ICLR_20_-_20_Título" style:display-name="ICLR - Título" style:family="paragraph" style:parent-style-name="ICLR_20_-_20_Normal" style:next-style-name="ICLR_20_-_20_Normal">
      <style:paragraph-properties fo:margin-left="0cm" fo:margin-right="0cm" fo:text-align="center" style:justify-single-word="false" fo:text-indent="0cm" style:auto-text-indent="false"/>
      <style:text-properties fo:font-size="11pt" fo:font-weight="bold" style:font-name-asian="Calibri1" style:font-family-asian="Calibri" style:font-family-generic-asian="system" style:font-pitch-asian="variable" style:font-size-asian="11pt" style:language-asian="en" style:country-asian="US" style:font-weight-asian="bold" style:font-size-complex="11pt"/>
    </style:style>
    <style:style style:name="Paragrafo_20_sem_20_recuo" style:display-name="Paragrafo sem recuo" style:family="paragraph" style:parent-style-name="Standard" style:next-style-name="Standard">
      <style:paragraph-properties fo:text-align="start" style:justify-single-word="false"/>
      <style:text-properties style:font-size-complex="9pt"/>
    </style:style>
    <style:style style:name="ICLR_20_-_20_Cabeçalho" style:display-name="ICLR - Cabeçalho" style:family="paragraph" style:parent-style-name="ICLR_20_-_20_Normal">
      <style:paragraph-properties fo:margin-left="0cm" fo:margin-right="0cm" fo:line-height="100%" fo:text-align="center" style:justify-single-word="false" fo:text-indent="0cm" style:auto-text-indent="false" fo:padding-left="0cm" fo:padding-right="0cm" fo:padding-top="0cm" fo:padding-bottom="0.035cm" fo:border-left="none" fo:border-right="none" fo:border-top="none" fo:border-bottom="0.51pt solid #000000"/>
      <style:text-properties fo:font-size="10pt" style:font-size-asian="10pt"/>
    </style:style>
    <style:style style:name="ICLR_20_-_20_Título_20_1" style:display-name="ICLR - Título 1" style:family="paragraph" style:parent-style-name="ICLR_20_-_20_Normal" style:next-style-name="ICLR_20_-_20_Normal" style:list-style-name="WWNum2">
      <style:text-properties fo:font-weight="bold" style:font-weight-asian="bold"/>
    </style:style>
    <style:style style:name="ICLR_20_-_20_Título_20_2" style:display-name="ICLR - Título 2" style:family="paragraph" style:parent-style-name="ICLR_20_-_20_Título_20_1" style:next-style-name="ICLR_20_-_20_Normal"/>
    <style:style style:name="ICLR_20_-_20_Marcadores" style:display-name="ICLR - Marcadores" style:family="paragraph" style:parent-style-name="ICLR_20_-_20_Normal" style:list-style-name="WWNum3"/>
    <style:style style:name="ICLR_20_-_20_Legenda" style:display-name="ICLR - Legenda" style:family="paragraph" style:parent-style-name="ICLR_20_-_20_Normal">
      <style:paragraph-properties fo:margin-left="0cm" fo:margin-right="0cm" fo:line-height="100%" fo:text-align="center" style:justify-single-word="false" fo:text-indent="0cm" style:auto-text-indent="false"/>
      <style:text-properties fo:font-size="10pt" style:font-size-asian="10pt"/>
    </style:style>
    <style:style style:name="ICLR_20_-_20_Figura" style:display-name="ICLR - Figura" style:family="paragraph" style:parent-style-name="ICLR_20_-_20_Normal">
      <style:paragraph-properties fo:margin-left="0cm" fo:margin-right="0cm" fo:line-height="100%" fo:text-align="center" style:justify-single-word="false" fo:text-indent="0cm" style:auto-text-indent="false"/>
    </style:style>
    <style:style style:name="ICLR_20_-_20_Assinatura" style:display-name="ICLR - Assinatura" style:family="paragraph" style:parent-style-name="ICLR_20_-_20_Normal">
      <style:paragraph-properties fo:margin-left="0cm" fo:margin-right="0cm" fo:line-height="100%" fo:text-indent="0cm" style:auto-text-indent="false">
        <style:tab-stops>
          <style:tab-stop style:position="4.126cm" style:type="center"/>
          <style:tab-stop style:position="8.251cm" style:type="center"/>
          <style:tab-stop style:position="12.377cm" style:type="center"/>
        </style:tab-stops>
      </style:paragraph-properties>
    </style:style>
    <style:style style:name="ICLR_20_-_20_Data" style:display-name="ICLR - Data" style:family="paragraph" style:parent-style-name="ICLR_20_-_20_Normal" style:next-style-name="ICLR_20_-_20_Normal">
      <style:paragraph-properties fo:margin-left="0cm" fo:margin-right="0cm" fo:text-align="end" style:justify-single-word="false" fo:text-indent="0cm" style:auto-text-indent="false"/>
    </style:style>
    <style:style style:name="ICLR_20_-_20_Tabela" style:display-name="ICLR - Tabela" style:family="paragraph" style:parent-style-name="ICLR_20_-_20_Normal">
      <style:paragraph-properties fo:margin-left="0cm" fo:margin-right="0cm" fo:line-height="100%" fo:text-align="start" style:justify-single-word="false" fo:orphans="0" fo:widows="0" fo:text-indent="0cm" style:auto-text-indent="false"/>
      <style:text-properties fo:font-size="10pt" style:font-size-asian="10pt"/>
    </style:style>
    <style:style style:name="ICLR_20_-_20_Citação" style:display-name="ICLR - Citação" style:family="paragraph" style:parent-style-name="ICLR_20_-_20_Normal">
      <style:paragraph-properties fo:margin-left="2.501cm" fo:margin-right="0cm" fo:text-indent="2.501cm" style:auto-text-indent="false"/>
      <style:text-properties fo:font-size="11pt" style:font-size-asian="11pt"/>
    </style:style>
    <style:style style:name="ICLR_20_-_20_Cargo" style:display-name="ICLR - Cargo" style:family="paragraph" style:parent-style-name="ICLR_20_-_20_Assinatura">
      <style:text-properties fo:font-size="10pt" style:font-size-asian="10pt"/>
    </style:style>
    <style:style style:name="Style0" style:family="paragraph">
      <style:paragraph-properties fo:margin-top="0cm" fo:margin-bottom="0.282cm" style:contextual-spacing="false" fo:line-height="108%"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1.245cm" style:auto-text-indent="false"/>
    </style:style>
    <style:style style:name="ICLR_20_-_20_Rodapé" style:display-name="ICLR - Rodapé"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text-properties fo:font-size="9pt" style:font-size-asian="9pt" style:font-size-complex="9pt"/>
    </style:style>
    <style:style style:name="Default" style:family="paragraph">
      <style:paragraph-properties fo:margin-top="0cm" fo:margin-bottom="0.282cm" style:contextual-spacing="false" fo:line-height="108%" fo:text-align="start" style:justify-single-word="false" fo:orphans="2" fo:widows="2" style:writing-mode="lr-tb"/>
      <style:text-properties fo:color="#000000" loext:opacity="100%"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Verdana1" style:font-family-complex="Verdana" style:font-family-generic-complex="system" style:font-pitch-complex="variable" style:font-size-complex="12pt"/>
    </style:style>
    <style:style style:name="Estilo1" style:family="paragraph" style:parent-style-name="ICLR_20_-_20_Tabela">
      <style:text-properties fo:font-size="12pt" style:font-size-asian="12pt"/>
    </style:style>
    <style:style style:name="Tabela_20_2" style:display-name="Tabela 2" style:family="paragraph" style:parent-style-name="ICLR_20_-_20_Normal">
      <style:paragraph-properties fo:margin-left="0cm" fo:margin-right="0cm" fo:text-indent="0cm" style:auto-text-indent="false"/>
    </style:style>
    <style:style style:name="Enumeração" style:family="paragraph" style:parent-style-name="Tabela_20_2" style:list-style-name="WWNum4"/>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ítulo_20_Char" style:display-name="Título Char" style:family="text" style:parent-style-name="Default_20_Paragraph_20_Font" loext:linked-style-name="Title">
      <style:text-properties fo:font-size="24pt" style:font-size-asian="24pt" style:font-size-complex="24pt"/>
    </style:style>
    <style:style style:name="Subtítulo_20_Char" style:display-name="Subtítulo Char" style:family="text" style:parent-style-name="Default_20_Paragraph_20_Font" loext:linked-style-name="Subtitle">
      <style:text-properties fo:font-size="12pt" style:font-size-asian="12pt" style:font-size-complex="12pt"/>
    </style:style>
    <style:style style:name="Citação_20_Char" style:display-name="Citação Char" style:family="text" loext:linked-style-name="Quote">
      <style:text-properties fo:font-style="italic" style:font-style-asian="italic"/>
    </style:style>
    <style:style style:name="Citação_20_Intensa_20_Char" style:display-name="Citação Intensa Char"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Texto_20_de_20_nota_20_de_20_fim_20_Char" style:display-name="Texto de nota de fim Char"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text-properties style:text-position="super 58%" style:font-name="Gadugi" fo:font-family="Gadugi" style:font-family-generic="roman" style:font-pitch="variable" fo:font-size="10pt" style:font-size-asian="10pt"/>
    </style:style>
    <style:style style:name="Footnote_20_anchor" style:display-name="Footnote anchor" style:family="text">
      <style:text-properties style:text-position="super 58%" style:font-name="Gadugi" fo:font-family="Gadugi" style:font-family-generic="roman" style:font-pitch="variable" fo:font-size="10pt" style:font-size-asian="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nota_20_de_20_rodapé_20_Char" style:display-name="Texto de nota de rodapé Char" style:family="text" loext:linked-style-name="Footnote">
      <style:text-properties style:font-name="Gadugi" fo:font-family="Gadugi" style:font-family-generic="roman" style:font-pitch="variable" fo:font-size="9pt" style:font-name-asian="Calibri1" style:font-family-asian="Calibri" style:font-family-generic-asian="system" style:font-pitch-asian="variable" style:font-size-asian="9pt" style:language-asian="en" style:country-asian="US" style:font-name-complex="Arial1" style:font-family-complex="Arial" style:font-family-generic-complex="system" style:font-pitch-complex="variable"/>
    </style:style>
    <style:style style:name="Rodapé_20_Char" style:display-name="Rodapé Char" style:family="text" loext:linked-style-name="Foot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Título_20_1_20_Char" style:display-name="Título 1 Char" style:family="text" loext:linked-style-name="Heading_20_1">
      <style:text-properties style:font-name="Gadugi" fo:font-family="Gadugi" style:font-family-generic="roman" style:font-pitch="variable" fo:font-size="12pt" fo:font-weight="bold" style:font-size-asian="12pt" style:font-weight-asian="bold" style:font-size-complex="16pt" style:font-weight-complex="bold"/>
    </style:style>
    <style:style style:name="Título_20_2_20_Char" style:display-name="Título 2 Char" style:family="text" loext:linked-style-name="Heading_20_2">
      <style:text-properties style:font-name="Gadugi" fo:font-family="Gadugi" style:font-family-generic="roman" style:font-pitch="variable" fo:font-size="12pt" fo:font-weight="bold" style:font-size-asian="12pt" style:font-weight-asian="bold" style:font-size-complex="14pt" style:font-style-complex="italic" style:font-weight-complex="bold"/>
    </style:style>
    <style:style style:name="Título_20_4_20_Char" style:display-name="Título 4 Char" style:family="text" loext:linked-style-name="Heading_20_4">
      <style:text-properties style:font-name="Calibri" fo:font-family="Calibri" style:font-family-generic="roman" style:font-pitch="variable" fo:font-size="14pt" fo:font-weight="bold" style:font-size-asian="14pt" style:font-weight-asian="bold" style:font-size-complex="14pt" style:font-weight-complex="bold"/>
    </style:style>
    <style:style style:name="Título_20_6_20_Char" style:display-name="Título 6 Char" style:family="text" loext:linked-style-name="Heading_20_6">
      <style:text-properties style:font-name="Calibri" fo:font-family="Calibri" style:font-family-generic="roman" style:font-pitch="variable" fo:font-size="11pt" fo:font-weight="bold" style:font-size-asian="11pt" style:font-weight-asian="bold" style:font-size-complex="11pt" style:font-weight-complex="bold"/>
    </style:style>
    <style:style style:name="Título_20_7_20_Char" style:display-name="Título 7 Char" style:family="text" loext:linked-style-name="Heading_20_7">
      <style:text-properties style:font-name="Calibri" fo:font-family="Calibri" style:font-family-generic="roman" style:font-pitch="variable" fo:font-size="12pt" style:font-size-asian="12pt" style:font-size-complex="12pt"/>
    </style:style>
    <style:style style:name="Título_20_8_20_Char" style:display-name="Título 8 Char" style:family="text" loext:linked-style-name="Heading_20_8">
      <style:text-properties style:font-name="Calibri" fo:font-family="Calibri" style:font-family-generic="roman" style:font-pitch="variable" fo:font-size="12pt" fo:font-style="italic" style:font-size-asian="12pt" style:font-style-asian="italic" style:font-size-complex="12pt" style:font-style-complex="italic"/>
    </style:style>
    <style:style style:name="Título_20_9_20_Char" style:display-name="Título 9 Char" style:family="text" loext:linked-style-name="Heading_20_9">
      <style:text-properties style:font-name="Calibri Light" fo:font-family="'Calibri Light'" style:font-family-generic="roman" style:font-pitch="variable" fo:font-size="11pt" style:font-size-asian="11pt" style:font-size-complex="11pt"/>
    </style:style>
    <style:style style:name="Cabeçalho_20_Char" style:display-name="Cabeçalho Char" style:family="text" style:parent-style-name="Default_20_Paragraph_20_Font" loext:linked-style-name="Head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m1" style:family="text" style:parent-style-name="Default_20_Paragraph_20_Font">
      <style:text-properties fo:color="#0000ff" loext:opacity="100%"/>
    </style:style>
    <style:style style:name="t1" style:family="text" style:parent-style-name="Default_20_Paragraph_20_Font">
      <style:text-properties fo:color="#990000" loext:opacity="100%"/>
    </style:style>
    <style:style style:name="Texto_20_de_20_comentário_20_Char" style:display-name="Texto de comentário Char" style:family="text" style:parent-style-name="Default_20_Paragraph_20_Font" loext:linked-style-name="annotation_20_text">
      <style:text-properties style:font-name="Gadugi" fo:font-family="Gadugi" style:font-family-generic="roman" style:font-pitch="variable" style:font-name-asian="Lucida Sans Unicode" style:font-family-asian="'Lucida Sans Unicode'" style:font-family-generic-asian="system" style:font-pitch-asian="variable"/>
    </style:style>
    <style:style style:name="tx1" style:family="text" style:parent-style-name="Default_20_Paragraph_20_Font">
      <style:text-properties fo:font-weight="bold" style:font-weight-asian="bold" style:font-weight-complex="bold"/>
    </style:style>
    <style:style style:name="Assunto_20_do_20_comentário_20_Char" style:display-name="Assunto do comentário Char" style:family="text" style:parent-style-name="Texto_20_de_20_comentário_20_Char" loext:linked-style-name="annotation_20_subject">
      <style:text-properties style:font-name="Gadugi" fo:font-family="Gadugi" style:font-family-generic="roman" style:font-pitch="variable" fo:font-weight="bold" style:font-name-asian="Lucida Sans Unicode" style:font-family-asian="'Lucida Sans Unicode'" style:font-family-generic-asian="system" style:font-pitch-asian="variable" style:font-weight-asian="bold" style:font-weight-complex="bold"/>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style>
    <style:style style:name="Título_20_3_20_Char" style:display-name="Título 3 Char" style:family="text" style:parent-style-name="Default_20_Paragraph_20_Font" loext:linked-style-name="Heading_20_3">
      <style:text-properties style:font-name="Gadugi" fo:font-family="Gadugi" style:font-family-generic="roman" style:font-pitch="variable" fo:font-size="12pt" style:font-size-asian="12pt"/>
    </style:style>
    <style:style style:name="Título_20_5_20_Char" style:display-name="Título 5 Char" style:family="text" style:parent-style-name="Default_20_Paragraph_20_Font" loext:linked-style-name="Heading_20_5">
      <style:text-properties style:font-name="Gadugi" fo:font-family="Gadugi" style:font-family-generic="roman" style:font-pitch="variable" fo:font-size="12pt" fo:font-weight="bold" style:font-size-asian="12pt" style:font-weight-asian="bold" style:font-style-complex="italic"/>
    </style:style>
    <style:style style:name="Pré-formatação_20_HTML_20_Char" style:display-name="Pré-formatação HTML Ch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Recuo_20_de_20_corpo_20_de_20_texto_20_2_20_Char" style:display-name="Recuo de corpo de texto 2 Char" style:family="text" style:parent-style-name="Default_20_Paragraph_20_Font" loext:linked-style-name="Body_20_Text_20_Indent_20_2">
      <style:text-properties fo:font-size="12pt" fo:language="zh" fo:country="CN" style:font-size-asian="12pt" style:language-asian="ar" style:country-asian="SA"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3%)" style:num-suffix=")" style:num-format="a" style:num-letter-sync="true">
        <style:list-level-properties text:list-level-position-and-space-mode="label-alignment">
          <style:list-level-label-alignment text:label-followed-by="space"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5.04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85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2.66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space"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currency-symbol number:language="en" number:country="GB">£</number:currency-symbol>
      <number:number number:decimal-places="0" number:min-decimal-places="0" number:min-integer-digits="1" number:grouping="true"/>
    </number:currency-style>
    <number:currency-style style:name="N114">
      <number:text>-</number:text>
      <number:currency-symbol number:language="en" number:country="GB">£</number:currency-symbol>
      <number:number number:decimal-places="0" number:min-decimal-places="0" number:min-integer-digits="1" number:grouping="true"/>
      <style:map style:condition="value()&gt;=0" style:apply-style-name="N114P0"/>
    </number:currency-style>
    <number:currency-style style:name="N115P0" style:volatile="true">
      <number:currency-symbol number:language="en" number:country="GB">£</number:currency-symbol>
      <number:number number:decimal-places="2" number:min-decimal-places="2" number:min-integer-digits="1" number:grouping="true"/>
    </number:currency-style>
    <number:currency-style style:name="N115">
      <number:text>-</number:text>
      <number:currency-symbol number:language="en" number:country="GB">£</number:currency-symbol>
      <number:number number:decimal-places="2" number:min-decimal-places="2" number:min-integer-digits="1" number:grouping="true"/>
      <style:map style:condition="value()&gt;=0" style:apply-style-name="N115P0"/>
    </number:currency-style>
    <number:currency-style style:name="N116P0" style:volatile="true">
      <number:currency-symbol number:language="en" number:country="GB">£</number:currency-symbol>
      <number:number number:decimal-places="0" number:min-decimal-places="0" number:min-integer-digits="1" number:grouping="true"/>
    </number:currency-style>
    <number:currency-style style:name="N11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6P0"/>
    </number:currency-style>
    <number:currency-style style:name="N117P0" style:volatile="true">
      <number:currency-symbol number:language="en" number:country="GB">£</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GB">£</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18P0"/>
    </number:currency-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1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21">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21P0"/>
    </number:currency-style>
    <number:currency-style style:name="N122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22P0"/>
    </number:currency-style>
    <style:default-page-layout>
      <style:page-layout-properties style:writing-mode="lr-tb" style:layout-grid-standard-mode="true"/>
    </style:default-page-layout>
  </office:style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MP2"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MP3"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font-name-complex="Tahoma1" style:font-size-complex="10pt" style:language-complex="ar" style:country-complex="SA" style:font-weight-complex="bold"/>
    </style:style>
    <style:style style:name="MP4"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MP5"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MP6"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MT1" style:family="text">
      <style:text-properties fo:font-size="10pt" style:font-size-asian="10pt" style:font-name-complex="Arial1" style:font-size-complex="10pt"/>
    </style:style>
    <style:style style:name="MT2" style:family="text">
      <style:text-properties fo:font-size="14pt" style:font-size-asian="14pt" style:font-size-complex="14pt"/>
    </style:style>
    <style:style style:name="MT3" style:family="text">
      <style:text-properties fo:color="#0000ff" loext:opacity="100%"/>
    </style:style>
    <style:style style:name="MT4" style:family="text">
      <style:text-properties fo:language="zh" fo:country="CN" style:font-name-asian="Times New Roman1" style:language-asian="zh" style:country-asian="CN"/>
    </style:style>
    <style:style style:name="M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cm" fo:margin-bottom="1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rame1" text:anchor-type="paragraph" svg:x="3.06cm" svg:y="0.974cm" svg:width="15.871cm" draw:z-index="3"><draw:text-box fo:min-height="0.041cm"><table:table table:name="Table8" table:style-name="Table8"><table:table-column table:style-name="Table8.A"/><table:table-column table:style-name="Table8.B"/><table:table-column table:style-name="Table8.C"/><table:table-row table:style-name="Table8.1"><table:table-cell table:style-name="Table8.A1" office:value-type="string"><text:p text:style-name="MP2" loext:marker-style-name="MT2"><draw:frame draw:style-name="Mfr2" draw:name="Imagem 31" text:anchor-type="as-char" svg:width="2.3cm" svg:height="2.3cm" draw:z-index="7"><draw:image xlink:href="Pictures/10000001000000C7000000C78C76FE1FB5F46897.png" xlink:type="simple" xlink:show="embed" xlink:actuate="onLoad" draw:mime-type="image/png"/><svg:desc>ssp-logo-sem-justica-300x300</svg:desc></draw:frame></text:p></table:table-cell><table:table-cell table:style-name="Table8.B1" office:value-type="string"><text:p text:style-name="MP2">Estado de Goiás</text:p><text:p text:style-name="MP2">Secretaria de Estado da Segurança Pública</text:p><text:p text:style-name="MP2">Superintendência de Polícia Técnico-Científica</text:p><text:p text:style-name="MP2">Instituto de Criminalística Leonardo Rodrigues</text:p></table:table-cell><table:table-cell table:style-name="Table8.A1" office:value-type="string"><text:p text:style-name="MP2" loext:marker-style-name="MT2"><draw:frame draw:style-name="Mfr2" draw:name="Imagem 1" text:anchor-type="as-char" svg:width="1.836cm" svg:height="2.3cm" draw:z-index="11"><draw:image xlink:href="Pictures/100000010000009E000000C6534F508C449BE78A.png" xlink:type="simple" xlink:show="embed" xlink:actuate="onLoad" draw:mime-type="image/png"/></draw:frame></text:p></table:table-cell></table:table-row><table:table-row table:style-name="Table8.2"><table:table-cell table:style-name="Table8.A2" table:number-columns-spanned="3" office:value-type="string"><text:p text:style-name="MP3">RG {{ pericia.rg }}/{{ pericia.ano }} - LINF/ICLR</text:p></table:table-cell><table:covered-table-cell/><table:covered-table-cell/></table:table-row></table:table></draw:text-box></draw:frame></text:p>
      </style:header>
      <style:footer>
        <text:p text:style-name="MP4"><text:tab/>Av. Atílio Correia Lima, nº 1.223, Cidade Jardim – Goiânia/GO – CEP: 74.425-030</text:p>
        <text:p text:style-name="MP5">Fone: (62) 3201-9561 / Fax: (62) 3201-9518 – site: www.policiacientifica.go.gov.br</text:p>
        <text:p text:style-name="MP6" loext:marker-style-name="MT3"><text:tab/><text:tab/><text:span text:style-name="MT4">Página </text:span><text:span text:style-name="MT4"><text:page-number text:select-page="current">4</text:page-number></text:span><text:span text:style-name="MT4"><text:s/>de </text:span><field:fieldmark-start text:name="Bookmark" field:type="vnd.oasis.opendocument.field.UNHANDLED"><field:param field:name="vnd.oasis.opendocument.field.code" field:value="SECTIONPAGES"/><field:param field:name="vnd.oasis.opendocument.field.id" field:value="66"/></field:fieldmark-start><field:fieldmark-separator/><text:span text:style-name="MT4">4</text:span><field:fieldmark-en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udo Geral</dc:title>
    <meta:initial-creator>Rodrigo</meta:initial-creator>
    <meta:keyword>SPTC</meta:keyword>
    <meta:editing-cycles>142</meta:editing-cycles>
    <meta:creation-date>2020-03-19T15:00:00</meta:creation-date>
    <dc:date>2023-11-13T17:40:18.253679828</dc:date>
    <meta:editing-duration>PT3H29M52S</meta:editing-duration>
    <meta:generator>LibreOffice/7.5.8.2$Linux_X86_64 LibreOffice_project/50$Build-2</meta:generator>
    <meta:document-statistic meta:table-count="8" meta:image-count="2" meta:object-count="0" meta:page-count="4" meta:paragraph-count="107" meta:word-count="728" meta:character-count="4565" meta:non-whitespace-character-count="3928"/>
    <meta:user-defined meta:name="AppVersion">16.0000</meta:user-defined>
    <meta:user-defined meta:name="Company">SSPJ</meta:user-defined>
    <meta:user-defined meta:name="KSOProductBuildVer">1046-11.2.0.10223</meta:user-defined>
    <meta:user-defined meta:name="_DocHome" meta:value-type="float">-269483190</meta:user-defined>
    <meta:template xlink:type="simple" xlink:actuate="onRequest" xlink:title="Normal.dotm" xlink:href=""/>
  </office:meta>
</office:document-meta>
</file>